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09cm" fo:margin-bottom="0.109cm" loext:contextual-spacing="false" fo:line-height="100%" fo:text-align="justify" style:justify-single-word="false"/>
      <style:text-properties fo:color="#000000" style:font-name="Times New Roman" fo:font-size="12pt" officeooo:paragraph-rsid="001bf5b2"/>
    </style:style>
    <style:style style:name="P2" style:family="paragraph" style:parent-style-name="Text_20_body">
      <style:paragraph-properties fo:margin-top="0.109cm" fo:margin-bottom="0.109cm" loext:contextual-spacing="false" fo:line-height="100%" fo:text-align="justify" style:justify-single-word="false"/>
      <style:text-properties fo:color="#000000" style:font-name="Times New Roman" fo:font-size="12pt" officeooo:paragraph-rsid="001bf5b2" style:font-size-asian="12pt" style:font-size-complex="12pt"/>
    </style:style>
    <style:style style:name="P3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1bf5b2"/>
    </style:style>
    <style:style style:name="P4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paragraph-rsid="001bf5b2"/>
    </style:style>
    <style:style style:name="P5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1bf5b2" officeooo:paragraph-rsid="001d7cdc"/>
    </style:style>
    <style:style style:name="P6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1efb0b" officeooo:paragraph-rsid="001efb0b"/>
    </style:style>
    <style:style style:name="P7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220b6c" officeooo:paragraph-rsid="00220b6c"/>
    </style:style>
    <style:style style:name="P8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250762" officeooo:paragraph-rsid="00250762"/>
    </style:style>
    <style:style style:name="P9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269063" officeooo:paragraph-rsid="00269063"/>
    </style:style>
    <style:style style:name="P10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fo:color="#000000" style:font-name="Times New Roman" fo:font-size="12pt" officeooo:rsid="0027c8da" officeooo:paragraph-rsid="0027c8da"/>
    </style:style>
    <style:style style:name="P11" style:family="paragraph" style:parent-style-name="Text_20_body">
      <style:paragraph-properties fo:margin-left="0cm" fo:margin-right="0.3cm" fo:margin-top="0.109cm" fo:margin-bottom="0.109cm" loext:contextual-spacing="false" style:line-height-at-least="0.25cm" fo:text-align="justify" style:justify-single-word="false" fo:text-indent="0cm" style:auto-text-indent="false"/>
      <style:text-properties style:font-name="Times New Roman" fo:font-size="12pt" officeooo:paragraph-rsid="00275c0a"/>
    </style:style>
    <style:style style:name="P12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officeooo:paragraph-rsid="001bf5b2"/>
    </style:style>
    <style:style style:name="P13" style:family="paragraph" style:parent-style-name="Text_20_body">
      <style:paragraph-properties fo:margin-left="0cm" fo:margin-right="0.3cm" fo:margin-top="0.109cm" fo:margin-bottom="0.109cm" loext:contextual-spacing="false" fo:line-height="100%" fo:text-align="justify" style:justify-single-word="false" fo:text-indent="0cm" style:auto-text-indent="false"/>
      <style:text-properties officeooo:rsid="00205df4" officeooo:paragraph-rsid="00205df4"/>
    </style:style>
    <style:style style:name="T1" style:family="text">
      <style:text-properties officeooo:rsid="001d7cdc"/>
    </style:style>
    <style:style style:name="T2" style:family="text">
      <style:text-properties fo:font-size="9pt"/>
    </style:style>
    <style:style style:name="T3" style:family="text">
      <style:text-properties fo:color="#000000" style:font-name="Times New Roman" fo:font-size="12pt"/>
    </style:style>
    <style:style style:name="T4" style:family="text">
      <style:text-properties fo:color="#000000" style:font-name="Times New Roman" fo:font-size="12pt" officeooo:rsid="001bf5b2"/>
    </style:style>
    <style:style style:name="T5" style:family="text">
      <style:text-properties fo:color="#000000" style:font-name="Times New Roman" fo:font-size="12pt" officeooo:rsid="001d7cdc"/>
    </style:style>
    <style:style style:name="T6" style:family="text">
      <style:text-properties fo:color="#000000" style:font-name="Times New Roman" fo:font-size="12pt" officeooo:rsid="00250762"/>
    </style:style>
    <style:style style:name="T7" style:family="text">
      <style:text-properties fo:color="#000000" officeooo:rsid="00275c0a"/>
    </style:style>
    <style:style style:name="T8" style:family="text">
      <style:text-properties fo:color="#000000" style:font-name="Times New Roman1" officeooo:rsid="001d7cdc" style:font-size-asian="12pt" style:font-size-complex="12pt"/>
    </style:style>
    <style:style style:name="T9" style:family="text">
      <style:text-properties style:font-name="Times New Roman1" fo:font-size="12pt" style:font-size-asian="12pt" style:font-size-complex="12pt"/>
    </style:style>
    <style:style style:name="T10" style:family="text">
      <style:text-properties style:font-name="Times New Roman1" fo:font-size="12pt" officeooo:rsid="001d7cdc" style:font-size-asian="12pt" style:font-size-complex="12pt"/>
    </style:style>
    <style:style style:name="T11" style:family="text">
      <style:text-properties style:font-name="Times New Roman1" fo:font-size="12pt" officeooo:rsid="0021be96" style:font-size-asian="12pt" style:font-size-complex="12pt"/>
    </style:style>
    <style:style style:name="T12" style:family="text">
      <style:text-properties officeooo:rsid="00205df4"/>
    </style:style>
    <style:style style:name="T13" style:family="text">
      <style:text-properties officeooo:rsid="0023be03"/>
    </style:style>
    <style:style style:name="T14" style:family="text">
      <style:text-properties officeooo:rsid="00250762"/>
    </style:style>
    <style:style style:name="T15" style:family="text">
      <style:text-properties officeooo:rsid="002745de"/>
    </style:style>
    <style:style style:name="T16" style:family="text">
      <style:text-properties officeooo:rsid="00275c0a"/>
    </style:style>
    <style:style style:name="T17" style:family="text">
      <style:text-properties officeooo:rsid="0027c8da"/>
    </style:style>
    <style:style style:name="T18" style:family="text">
      <style:text-properties officeooo:rsid="00294c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stos etc.</text:p>
      <text:p text:style-name="P5"><text:span text:style-name="T1">Inicialmente</text:span><text:span text:style-name="T3">, verifico haver duplicidade de documentos digitalizados no evento 1.1, de forma que após a fl. 138, pág. virtual 178, foram novamente juntadas as peças relativas às fls. </text:span><text:span text:style-name="T1">5</text:span><text:span text:style-name="T3">8 e subseguintes.</text:span></text:p>
      <text:p text:style-name="P12"><text:span text:style-name="T3">Cumprindo pena em regime semiaberto </text:span><text:span text:style-name="T5">por meio de</text:span><text:span text:style-name="T4"> monitoramento eletrônico, o apenado teve sua pena regredida para o regime fechado, </text:span><text:span text:style-name="T6">em 12/03/2019,</text:span><text:span text:style-name="T4"> dado o histórico de violações à monitoração, porém, sem </text:span><text:span text:style-name="T5">que a situação fosse</text:span><text:span text:style-name="T4"> </text:span><text:span text:style-name="T9">devidamente apurada em audiência de justificação, com a aplicação do due process of law </text:span><text:span text:style-name="T10">(fls. 107-109v, págs. virtuais 136-141, do evento 1.1)</text:span><text:span text:style-name="T9">.</text:span></text:p>
      <text:p text:style-name="P13"><text:span text:style-name="T9">Alegou a magistrada em sua decisão que, intimado para justificar-se, o apenado quedou-se inerte. Entretanto, verifica-se à fl. 88, pág. virtual 112, evento 1.1, ter sido juntada petição na qual o apenado apresentou justificativa para as transgressões apresentadas, </text:span><text:span text:style-name="T11">esclarecendo que trabalha como “chapa”, fazendo carga e descarga de caminhões, ficando sem transporte, em algumas ocasiões.</text:span></text:p>
      <text:p text:style-name="P6">Na data de 08/06/2018, a CEME encaminhou histórico de violações (fl. 77, pág. virtual 98, evento 1.1), tendo sido essa data considerada como fuga (GEP de fls. 116-116v, págs. virtuais 149-150, evento 1.1); <text:span text:style-name="T17">após, o apenado foi</text:span> preso, por força da regressão, em 16/03/2019 (fl. 111, pág. virtual 144, evento 1.1).</text:p>
      <text:p text:style-name="P4">Adiante, requereu o apenado, através de advogado, reconsideração da decisão, alegando que deixou de <text:span text:style-name="T12">apresentar provas da justificativa por orientação do advogado à época, o qual restou inerte, (fls. 124-133, págs. virtuais 162-171, evento 1.1). Diante disto, requereu também nova oportunidade para apresentação das provas requeridas pelo Parquet à fl. 94v, pág. virtual 120, evento 1.1, bem como o retorno ao cumprimento de pena no regime semiaberto.</text:span></text:p>
      <text:p text:style-name="P7">O Ministério Público opinou favoravelmente ao pedido acima mencionado, <text:span text:style-name="T13">pugnando pela adequação do sistema de monitoramento eletrônico às condições laborativas do apenado (fls. 136-136v, págs. virtuais 175-176, evento 1.1).</text:span></text:p>
      <text:p text:style-name="P8">Redistribuídos os autos a este Juízo, foi designada audiência de justificação, na qual, ouvido o apenado, alegou que descumpriu as regras do monitoramento em razão de trabalhar como caminhoneiro (evento 11.1).</text:p>
      <text:p text:style-name="P8">Dada a palavra ao Ministério Público, opinou pelo reconhecimento de falta grave; e a defesa requereu o acatamento da justificativa (evento 11.1).</text:p>
      <text:p text:style-name="P9">Após, <text:span text:style-name="T15">por solicitação</text:span> <text:span text:style-name="T15">d</text:span>este Juízo, a CEME juntou os relatórios de monitoramento referente<text:span text:style-name="T18">s</text:span> ao período compreendido entre a colocação da tornozeleira, em 20/03/2019, e a última prisão, em 16/03/2019 (evento 15), <text:span text:style-name="T16">restando, ao todo, 49 (quarenta e nove) violações</text:span>.</text:p>
      <text:p text:style-name="P4">Relatados.</text:p>
      <text:p text:style-name="P4">De logo, <text:span text:style-name="T14">observo que o apenado não demonstrou interesse em violar permanentemente a monitoração eletrônica, tampouco foragir ao cumprimento de pena, tendo, inclusive, apresentado, em duas ocasiões, justificativa admissível, pois é analfabeto e labora de maneira informal</text:span>.</text:p>
      <text:p text:style-name="P11"><text:span text:style-name="T7">Desta feita, entendo que a situação relatada nestes autos não configura a ocorrência de falta grave (fuga), já tendo sido devidamente apurada em audiência de justificação, a qual deveria ter ocorrido anteriormente à decisão de regressão definitiva </text:span><text:span text:style-name="T8">(fls. 107-109v, págs. virtuais 136-141, do evento 1.1).</text:span></text:p>
      <text:p text:style-name="P4">Isto posto, <text:span text:style-name="T16">acato a justificativa apresentada pela defesa e torno sem efeito a decisão de regressão definitiva, devendo o apenado retornar ao cumprimento de pena no regime semiaberto, com autorização de monitoração eletrônica, condicionada à apresentação mensal de comprovação do seu trabalho.</text:span></text:p>
      <text:p text:style-name="P10"><text:soft-page-break/>Ademais, tendo em vista o acatamento da justificativa, retire-se do quadro de eventos o período de interrupção do cumprimento de pena, qual seja a fuga, em 08/06/2018, e a recaptura, em 16/03/2019.</text:p>
      <text:p text:style-name="P1">P.R.I,<text:span text:style-name="T17"> e atualize-se o quadro de eventos.</text:span></text:p>
      <text:p text:style-name="P2">Cópia desta decisão servirá como ofício dando ciência  ao estabelecimento prisional de seus term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52:11.059000000</meta:creation-date>
    <dc:date>2019-08-27T11:40:27.697000000</dc:date>
    <meta:editing-duration>PT23M51S</meta:editing-duration>
    <meta:editing-cycles>5</meta:editing-cycles>
    <meta:generator>LibreOffice/5.3.1.2$Windows_x86 LibreOffice_project/e80a0e0fd1875e1696614d24c32df0f95f03deb2</meta:generator>
    <meta:document-statistic meta:table-count="0" meta:image-count="0" meta:object-count="0" meta:page-count="2" meta:paragraph-count="17" meta:word-count="562" meta:character-count="3779" meta:non-whitespace-character-count="3232"/>
  </office:meta>
</office:document-meta>
</file>